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monospace"/>
    <style:font-face style:name="Mono" svg:font-family="Mono" style:font-pitch="fixed"/>
    <style:font-face style:name="Cambria" svg:font-family="Cambria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Roboto Mono" fo:font-size="9.75pt"/>
    </style:style>
    <style:style style:name="P2" style:family="paragraph" style:parent-style-name="Preformatted_20_Text">
      <style:text-properties style:font-name="Roboto Mono" fo:font-size="9.75pt" officeooo:paragraph-rsid="000a2269" style:font-size-asian="10pt" style:font-size-complex="10pt"/>
    </style:style>
    <style:style style:name="P3" style:family="paragraph" style:parent-style-name="Preformatted_20_Text">
      <style:text-properties fo:color="#000000" style:font-name="Mono" fo:font-size="10pt" style:font-size-asian="10pt" style:font-size-complex="10pt"/>
    </style:style>
    <style:style style:name="P4" style:family="paragraph" style:parent-style-name="Preformatted_20_Text">
      <style:paragraph-properties fo:orphans="0" fo:widows="0"/>
      <style:text-properties style:font-name="Mono" fo:font-size="10pt" fo:font-weight="bold" officeooo:rsid="000a2269" officeooo:paragraph-rsid="000a2269" style:font-size-asian="10pt" style:font-weight-asian="bold" style:font-name-complex="Arial" style:font-size-complex="10pt" style:font-weight-complex="bold"/>
    </style:style>
    <style:style style:name="P5" style:family="paragraph" style:parent-style-name="Preformatted_20_Text">
      <style:text-properties style:font-name="Mono" fo:font-size="10pt" style:font-size-asian="10pt" style:font-size-complex="10pt"/>
    </style:style>
    <style:style style:name="P6" style:family="paragraph" style:parent-style-name="Preformatted_20_Text">
      <style:text-properties style:font-name="Mono" fo:font-size="10pt" officeooo:paragraph-rsid="000a2269" style:font-size-asian="10pt" style:font-size-complex="10pt"/>
    </style:style>
    <style:style style:name="P7" style:family="paragraph" style:parent-style-name="Preformatted_20_Text">
      <style:paragraph-properties fo:orphans="0" fo:widows="0"/>
      <style:text-properties style:font-name="Mono" fo:font-size="16pt" fo:font-weight="bold" officeooo:rsid="000a2269" officeooo:paragraph-rsid="000a2269" style:font-size-asian="16pt" style:font-weight-asian="bold" style:font-name-complex="Arial" style:font-size-complex="16pt" style:font-weight-complex="bold"/>
    </style:style>
    <style:style style:name="P8" style:family="paragraph" style:parent-style-name="Preformatted_20_Text">
      <style:paragraph-properties fo:margin-top="0cm" fo:margin-bottom="0.499cm" loext:contextual-spacing="false"/>
      <style:text-properties style:font-name="Mono" fo:font-size="10pt" style:font-size-asian="10pt" style:font-size-complex="10pt"/>
    </style:style>
    <style:style style:name="P9" style:family="paragraph" style:parent-style-name="Preformatted_20_Text" style:master-page-name="Standard">
      <style:paragraph-properties fo:orphans="0" fo:widows="0" style:page-number="auto"/>
      <style:text-properties style:font-name="Mono" fo:font-size="10pt" fo:font-weight="bold" officeooo:rsid="000a2269" officeooo:paragraph-rsid="000a2269" style:font-size-asian="10pt" style:font-weight-asian="bold" style:font-name-complex="Arial" style:font-size-complex="10pt" style:font-weight-complex="bold"/>
    </style:style>
    <style:style style:name="P10" style:family="paragraph" style:parent-style-name="Preformatted_20_Text">
      <style:paragraph-properties fo:margin-left="1.249cm" fo:margin-right="0cm" fo:text-indent="0cm" style:auto-text-indent="false"/>
      <style:text-properties style:font-name="Mono" fo:font-size="10pt" fo:font-weight="bold" style:font-size-asian="10pt" style:font-weight-asian="bold" style:font-size-complex="10pt" style:font-weight-complex="bold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style:font-name="Mono" fo:font-size="10pt" style:font-size-asian="10pt" style:font-size-complex="10pt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style:font-name="Mono" fo:font-size="10pt" fo:font-weight="bold" officeooo:rsid="000a2269" officeooo:paragraph-rsid="000a2269" style:font-size-asian="10pt" style:font-weight-asian="bold" style:font-size-complex="10pt" style:font-weight-complex="bold"/>
    </style:style>
    <style:style style:name="P13" style:family="paragraph" style:parent-style-name="Standard">
      <style:paragraph-properties fo:orphans="0" fo:widows="0"/>
      <style:text-properties style:font-name="Mono" fo:font-size="10pt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style:font-name="Courier 10 Pitch" fo:font-size="11pt" fo:font-weight="normal" officeooo:rsid="0009112a" style:font-size-asian="11pt" style:font-weight-asian="normal" style:font-name-complex="Arial" style:font-size-complex="11pt" style:font-weight-complex="normal"/>
    </style:style>
    <style:style style:name="T2" style:family="text">
      <style:text-properties style:font-name="Courier 10 Pitch" fo:font-size="11pt" fo:font-weight="normal" style:font-weight-asian="normal" style:font-weight-complex="normal"/>
    </style:style>
    <style:style style:name="T3" style:family="text">
      <style:text-properties style:font-name="Courier 10 Pitch" fo:font-size="11pt" fo:font-weight="normal" officeooo:rsid="0009112a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style:font-name="Roboto Mono" fo:font-size="9.75pt"/>
    </style:style>
    <style:style style:name="T6" style:family="text">
      <style:text-properties fo:color="#000000" fo:font-size="9.75pt"/>
    </style:style>
    <style:style style:name="T7" style:family="text">
      <style:text-properties fo:color="#000000" officeooo:rsid="000a2269"/>
    </style:style>
    <style:style style:name="T8" style:family="text">
      <style:text-properties style:font-name="Roboto Mono" fo:font-size="9.75pt"/>
    </style:style>
    <style:style style:name="T9" style:family="text">
      <style:text-properties fo:font-size="9.75pt"/>
    </style:style>
    <style:style style:name="T10" style:family="text">
      <style:text-properties officeooo:rsid="000a2269"/>
    </style:style>
    <style:style style:name="T11" style:family="text">
      <style:text-properties fo:font-size="11pt" fo:font-weight="normal" style:font-weight-asian="normal" style:font-weight-complex="normal"/>
    </style:style>
    <style:style style:name="T12" style:family="text">
      <style:text-properties fo:font-size="11pt" fo:font-weight="normal" officeooo:rsid="0009112a" style:font-weight-asian="normal" style:font-weight-complex="normal"/>
    </style:style>
    <style:style style:name="T13" style:family="text">
      <style:text-properties fo:font-size="11pt" fo:font-weight="normal" officeooo:rsid="0009112a" style:font-size-asian="11pt" style:font-weight-asian="normal" style:font-name-complex="Arial" style:font-size-complex="11pt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9112a" style:font-weight-asian="normal" style:font-weight-complex="normal"/>
    </style:style>
    <style:style style:name="T16" style:family="text">
      <style:text-properties fo:font-weight="normal" officeooo:rsid="0009112a" style:font-weight-asian="normal" style:font-name-complex="Arial" style:font-weight-complex="normal"/>
    </style:style>
    <style:style style:name="T17" style:family="text">
      <style:text-properties officeooo:rsid="0009112a"/>
    </style:style>
    <style:style style:name="T18" style:family="text">
      <style:text-properties officeooo:rsid="000b22b1"/>
    </style:style>
    <style:style style:name="T19" style:family="text">
      <style:text-properties officeooo:rsid="000d0f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5"/></text:p>
      <text:p text:style-name="P4"><text:span text:style-name="T15"/></text:p>
      <text:p text:style-name="P7"/>
      <text:p text:style-name="P7"><text:span text:style-name="T17">W</text:span>alk of life</text:p>
      <text:p text:style-name="P4"><text:span text:style-name="T14">1985 – Dire Straits. Mark hat das zur Ehre der Strassenmusiker in London geschrieben. </text:span></text:p>
      <text:p text:style-name="P4"><text:span text:style-name="T14"/></text:p>
      <text:p text:style-name="P2"><text:span text:style-name="T4"/></text:p>
      <text:p text:style-name="P6"><text:span text:style-name="T5">E</text:span><text:span text:style-name="T8"> </text:span><text:span text:style-name="T5">A</text:span><text:span text:style-name="T8"> </text:span><text:span text:style-name="T5">B</text:span><text:span text:style-name="T8"> </text:span><text:span text:style-name="T5">A</text:span><text:span text:style-name="T8"> </text:span><text:span text:style-name="T5">B<text:tab/></text:span><text:tab/><text:tab/><text:tab/><text:tab/><text:tab/><text:tab/><text:tab/><text:tab/><text:span text:style-name="T7">172bpm</text:span></text:p>
      <text:p text:style-name="P6"><text:span text:style-name="T7"/></text:p>
      <text:p text:style-name="P3">E<text:tab/><text:tab/><text:tab/><text:tab/><text:tab/><text:tab/><text:tab/><text:tab/><text:tab/><text:tab/></text:p>
      <text:p text:style-name="P5">Here comes Johnny singing oldies, goldies <text:s/>Be-Bop-A-Lula, Baby What I Say</text:p>
      <text:p text:style-name="P5"/>
      <text:p text:style-name="P5">Here comes Johnny singing I Gotta Woman <text:s/></text:p>
      <text:p text:style-name="P5"/>
      <text:p text:style-name="P5">Down in the tunnels, trying to make it pay</text:p>
      <text:p text:style-name="P5"><text:span text:style-name="T4">A</text:span> <text:s text:c="38"/><text:span text:style-name="T4">E</text:span></text:p>
      <text:p text:style-name="P5"><text:s text:c="3"/>He got the action, He got the motion <text:s text:c="3"/>Yeah the boy can play</text:p>
      <text:p text:style-name="P5"><text:span text:style-name="T4">A</text:span> <text:s text:c="25"/><text:span text:style-name="T4">E</text:span></text:p>
      <text:p text:style-name="P5"><text:s text:c="3"/>Dedication, devotion <text:s text:c="2"/>Turning all the night time into the day</text:p>
      <text:p text:style-name="P11"/>
      <text:p text:style-name="P10"><text:span text:style-name="T4"><text:s text:c="11"/>E</text:span> <text:s text:c="26"/><text:span text:style-name="T4">B</text:span></text:p>
      <text:p text:style-name="P10"><text:span text:style-name="T18">(</text:span>He do<text:span text:style-name="T18">)</text:span> the song about the sweet lovin' woman</text:p>
      <text:p text:style-name="P10"><text:s text:c="10"/><text:span text:style-name="T4">E</text:span> <text:s text:c="15"/><text:span text:style-name="T4">A</text:span></text:p>
      <text:p text:style-name="P10"><text:span text:style-name="T18">(</text:span>He do<text:span text:style-name="T18">)</text:span> the song about the knife</text:p>
      <text:p text:style-name="P10"><text:s text:c="10"/><text:span text:style-name="T4">E7</text:span> <text:s text:c="2"/><text:span text:style-name="T4">B</text:span> <text:s text:c="17"/><text:span text:style-name="T4">A</text:span> <text:s text:c="5"/><text:span text:style-name="T4">B</text:span> <text:s text:c="22"/><text:span text:style-name="T18">E...</text:span></text:p>
      <text:p text:style-name="P10">He do the walk, he do the walk of life. Yeah, he do the walk of life</text:p>
      <text:p text:style-name="P5"/>
      <text:p text:style-name="P5">Here comes Johnny and he'll tell you the story</text:p>
      <text:p text:style-name="P5">Hand me down my walkin' shoes</text:p>
      <text:p text:style-name="P5">Here come Johnny with the power and the glory</text:p>
      <text:p text:style-name="P5">Backbeat the talkin' blues</text:p>
      <text:p text:style-name="P5">He got the action, He got the motion</text:p>
      <text:p text:style-name="P5">Yeah the boy can play</text:p>
      <text:p text:style-name="P5">Dedication, devotion</text:p>
      <text:p text:style-name="P5">Turning all the night time into the day</text:p>
      <text:p text:style-name="P5"/>
      <text:p text:style-name="P12"><text:tab/>Chorus</text:p>
      <text:p text:style-name="P6"><text:span text:style-name="T4"/></text:p>
      <text:p text:style-name="P5">Here comes Johnny singing oldies, goldies <text:s/>Be-Bop-A-Lula, Baby What I Say</text:p>
      <text:p text:style-name="P5">Here comes Johnny singing I Gotta Woman <text:s/></text:p>
      <text:p text:style-name="P5">Down in the tunnels, trying to make it pay</text:p>
      <text:p text:style-name="P5">He got the action, He got the motio<text:span text:style-name="T19">n Y</text:span>eah the boy can play</text:p>
      <text:p text:style-name="P5">Dedication, devotion, Turning all the night time into the day</text:p>
      <text:p text:style-name="P5"/>
      <text:p text:style-name="P5">And after all the violence and double talk</text:p>
      <text:p text:style-name="P5">There's just a song in all the trouble and the strife</text:p>
      <text:p text:style-name="P8">You do the walk, you do the walk of life. Yeah, you do the walk of life</text:p>
      <text:p text:style-name="P13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monospace"/>
    <style:font-face style:name="Mono" svg:font-family="Mono" style:font-pitch="fixed"/>
    <style:font-face style:name="Cambria" svg:font-family="Cambria" style:font-family-generic="roman" style:font-pitch="variable"/>
    <style:font-face style:name="Courier 10 Pitch" svg:font-family="'Courier 10 Pitch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de" fo:country="DE" style:letter-kerning="true" style:font-name-asian="Droid Sans Fallback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letter-kerning="true" style:font-name-asian="Droid Sans Fallback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de" fo:country="DE" style:font-name-asian="Droid Sans Fallback" style:font-family-asian="'Droid Sans Fallback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443cm" fo:margin-left="2.499cm" fo:margin-right="2.499cm" style:writing-mode="lr-tb" style:layout-grid-color="#c0c0c0" style:layout-grid-lines="6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2:18:00</meta:creation-date>
    <meta:initial-creator>Ws</meta:initial-creator>
    <dc:language>de-CH</dc:language>
    <dc:date>2019-04-28T01:54:22.948779072</dc:date>
    <meta:editing-cycles>4</meta:editing-cycles>
    <meta:editing-duration>PT2H43M3S</meta:editing-duration>
    <meta:generator>LibreOffice/5.1.6.2$Linux_X86_64 LibreOffice_project/10m0$Build-2</meta:generator>
    <meta:print-date>2019-04-27T23:00:21.537192059</meta:print-date>
    <meta:document-statistic meta:table-count="0" meta:image-count="0" meta:object-count="0" meta:page-count="1" meta:paragraph-count="34" meta:word-count="257" meta:character-count="1479" meta:non-whitespace-character-count="1037"/>
    <meta:template xlink:type="simple" xlink:actuate="onRequest" xlink:title="Normal.dotm" xlink:href=""/>
  </office:meta>
</office:document-meta>
</file>